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do text</text:p><text:p text:style-name="P3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do text if not urbanEventObj.getClaimants()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do section if urbanEventObj.getClaimants()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do text if urbanEventObj.getClaimants()</text:p><text:p>from xhtml(urbanEventObj.getClaimsText())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do text</text:p><text:p text:style-name="P3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7:32.603290760</dc:date>
    <dc:language>fr-FR</dc:language>
    <meta:editing-cycles>85</meta:editing-cycles>
    <meta:editing-duration>P1DT11H14M57S</meta:editing-duration>
    <meta:document-statistic meta:table-count="0" meta:image-count="0" meta:object-count="0" meta:page-count="1" meta:paragraph-count="20" meta:word-count="201" meta:character-count="1590" meta:non-whitespace-character-count="1434"/>
    <meta:user-defined meta:name="Info 1"/>
    <meta:user-defined meta:name="Info 2"/>
    <meta:user-defined meta:name="Info 3"/>
    <meta:user-defined meta:name="Info 4"/>
  </office:meta>
</office:document-meta>
</file>